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7564994F1AD0ACDF00.png" manifest:media-type="image/png"/>
  <manifest:file-entry manifest:full-path="Pictures/100002010000025A000001750E961921B7AF66A5.png" manifest:media-type="image/png"/>
  <manifest:file-entry manifest:full-path="Pictures/100002010000025A000001759234A1B96A8A3D41.png" manifest:media-type="image/png"/>
  <manifest:file-entry manifest:full-path="Pictures/100002010000025A00000175A7D1CE0FA1682F28.png" manifest:media-type="image/png"/>
  <manifest:file-entry manifest:full-path="Pictures/100002010000025A000001758AE1DFED447E28E2.png" manifest:media-type="image/png"/>
  <manifest:file-entry manifest:full-path="Pictures/100002010000025A000001758D279F4025DDC349.png" manifest:media-type="image/png"/>
  <manifest:file-entry manifest:full-path="Pictures/100002010000025A00000175E696B55AFC915C56.png" manifest:media-type="image/png"/>
  <manifest:file-entry manifest:full-path="Pictures/100002010000025A00000175330A5697DDC1EC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2" text:anchor-type="as-char" svg:y="-4.2091in" svg:width="5.9839in" svg:height="3.7075in" draw:z-index="1"><draw:image xlink:href="Pictures/100002010000025A00000175330A5697DDC1EC6D.png" xlink:type="simple" xlink:show="embed" xlink:actuate="onLoad" loext:mime-type="image/png"/></draw:frame><draw:frame draw:style-name="fr1" draw:name="Image3" text:anchor-type="as-char" svg:y="-3.9535in" svg:width="6.5272in" svg:height="4.0445in" draw:z-index="0"><draw:image xlink:href="Pictures/100002010000025A00000175E696B55AFC915C5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Image4" text:anchor-type="as-char" svg:width="6.8283in" svg:height="4.2311in" draw:z-index="2"><draw:image xlink:href="Pictures/100002010000025A000001758D279F4025DDC349.png" xlink:type="simple" xlink:show="embed" xlink:actuate="onLoad" loext:mime-type="image/png"/></draw:frame></text:p>
      <text:p text:style-name="Standard"><draw:frame draw:style-name="fr3" draw:name="Image5" text:anchor-type="as-char" svg:width="7.3882in" svg:height="4.578in" draw:z-index="3"><draw:image xlink:href="Pictures/100002010000025A00000175A7D1CE0FA1682F28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1" draw:name="Image6" text:anchor-type="as-char" svg:y="-4.8256in" svg:width="6.7898in" svg:height="4.2063in" draw:z-index="7"><draw:image xlink:href="Pictures/100002010000025A000001759234A1B96A8A3D41.png" xlink:type="simple" xlink:show="embed" xlink:actuate="onLoad" loext:mime-type="image/png"/></draw:frame><draw:frame draw:style-name="fr3" draw:name="Image7" text:anchor-type="as-char" svg:width="6.5209in" svg:height="4.0402in" draw:z-index="5"><draw:image xlink:href="Pictures/100002010000025A000001758AE1DFED447E28E2.png" xlink:type="simple" xlink:show="embed" xlink:actuate="onLoad" loext:mime-type="image/png"/></draw:frame></text:p>
      <text:p text:style-name="Standard"><text:soft-page-break/><draw:frame draw:style-name="fr2" draw:name="Image8" text:anchor-type="as-char" svg:width="6.7362in" svg:height="4.1736in" draw:z-index="4"><draw:image xlink:href="Pictures/100002010000025A000001750E961921B7AF66A5.png" xlink:type="simple" xlink:show="embed" xlink:actuate="onLoad" loext:mime-type="image/png"/></draw:frame></text:p>
      <text:p text:style-name="Standard"><draw:frame draw:style-name="fr2" draw:name="Image9" text:anchor-type="as-char" svg:width="6.7783in" svg:height="4.2in" draw:z-index="6"><draw:image xlink:href="Pictures/100002010000025A0000017564994F1AD0ACDF0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21:19:49.470799324</meta:creation-date>
    <dc:date>2021-02-24T21:26:34.945179578</dc:date>
    <meta:editing-duration>PT6M46S</meta:editing-duration>
    <meta:editing-cycles>1</meta:editing-cycles>
    <meta:document-statistic meta:table-count="0" meta:image-count="8" meta:object-count="0" meta:page-count="4" meta:paragraph-count="6" meta:word-count="0" meta:character-count="0" meta:non-whitespace-character-count="0"/>
    <meta:generator>LibreOffice/6.4.7.2$Linux_X86_64 LibreOffice_project/40$Build-2</meta:generator>
  </office:meta>
</office:document-meta>
</file>